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style:text-position="33% 80%"/>
    </style:style>
    <style:style style:name="T2" style:family="text">
      <style:text-properties style:text-position="-33% 80%"/>
    </style:style>
    <style:style style:name="T3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Profit and loss, discounts</text:p>
      <text:p text:style-name="Standard"/>
      <text:list xml:id="list719171666463297534" text:style-name="L1">
        <text:list-item>
          <text:p text:style-name="P2">Joy bought pens at $ 120 a dozen. He sold it for $ 15 each. What is his profit percent?</text:p>
        </text:list-item>
        <text:list-item>
          <text:p text:style-name="P2">Rob purchased an old car for $ 73500. He spent $ 10300 on repairs and paid $ 2600 for its insurance. Then he sold it to a mechanic for $ 84240. What was his percentage gain or loss?</text:p>
        </text:list-item>
        <text:list-item>
          <text:p text:style-name="P2">David bought 2 dozen eggs for $ 56. Since 6 of them broke, he incurred a loss of $ 20 on selling them. What was the selling price of one egg?</text:p>
        </text:list-item>
        <text:list-item>
          <text:p text:style-name="P2">Harry bought 20 kg of rice at $18 per kg and 25 kg of rice at $ 16 per kg. He mixed the two varieties and sold the mixture at $ 19 per kg. Find his gain percent in the whole transaction. </text:p>
        </text:list-item>
        <text:list-item>
          <text:p text:style-name="P2">Coffee costing $ 250 per kg was mixed with chicory costing $ 75 per kg in the ratio 5 : 2 for a certain blend. If the mixture was sold at $ 230 per kg, find the gain or loss percent. </text:p>
        </text:list-item>
        <text:list-item>
          <text:p text:style-name="P2">If the selling price of 16 hats is equal to the cost price of 17 hats, find the gain per cent earned by the dealer. </text:p>
        </text:list-item>
        <text:list-item>
          <text:p text:style-name="P2">The cost price of 12 candles is equal to the selling price of 15 candles. Find the loss percent. </text:p>
        </text:list-item>
        <text:list-item>
          <text:p text:style-name="P2">Kelvin gains an amount equal to the selling price of 5 cassettes, by selling 125 cassettes. Find the gain percent. </text:p>
        </text:list-item>
        <text:list-item>
          <text:p text:style-name="P2">Apples are bought at 6 for $ 10 and sold at 4 for $ 9. Find the gain or loss per cent.</text:p>
        </text:list-item>
        <text:list-item>
          <text:p text:style-name="P2">A man bought apples at 10 for $ 25 and sold them at $ 25 per dozen. Find his gain or loss percent. </text:p>
        </text:list-item>
        <text:list-item>
          <text:p text:style-name="P2">Mike sold two horses for $18000 each. On one he gained 20% and on the other he lost 20%. Find his total gain or loss. </text:p>
        </text:list-item>
        <text:list-item>
          <text:p text:style-name="P2">By selling a camera for $2400, Ron loses 4%. At what price must he sell it to gain 12 %.</text:p>
        </text:list-item>
        <text:list-item>
          <text:p text:style-name="P2">By selling a stool for $240 a carpenter loses 20%. How much per cent would he gain or lose by selling it for $360? </text:p>
        </text:list-item>
        <text:list-item>
          <text:p text:style-name="P2">A quilt was sold for $880 after allowing a discount of 12% on the marked price. Find the marked price of the quilt. </text:p>
        </text:list-item>
        <text:list-item>
          <text:p text:style-name="P2">A shopkeeper offer 16% discount to the customer and still makes a profit of 20%. What is the Cost Price of a pair of jeans marked $1190.<text:span text:style-name="T3">8.</text:span> What price should a trader mark on an article which cost him $1080 so as to gain 25% after allowing a discount of 25%.</text:p>
        </text:list-item>
        <text:list-item>
          <text:p text:style-name="P2">A shopkeeper marked his good 25% above the Cost Price and allows a discount of 16% on it. What per cent does he gain? </text:p>
        </text:list-item>
        <text:list-item>
          <text:p text:style-name="P2">Sara bought bicycle for $1200. She sold it to Pamela at a profit of 6%. Pamela sold it to Clara at a profit of 10%.how much money did Clara pay for the bicycle? </text:p>
        </text:list-item>
        <text:list-item>
          <text:p text:style-name="P2">The marked price of a television is $ 18500. A dealer allows two successive discounts of 20% and 5%. For how much is the television available? </text:p>
        </text:list-item>
        <text:list-item>
          <text:p text:style-name="P2">Find the single discount which is equivalent to two successive discounts of 20% and 5%. </text:p>
        </text:list-item>
        <text:list-item>
          <text:p text:style-name="P2">After allowing a discount of 10% on the marked price, a trader still makes a gain of 17%. By what percent is the marked price above the cost price? <text:line-break/><text:line-break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nswers:</text:p>
      <text:list xml:id="list4878410241284468853" text:style-name="L2">
        <text:list-item>
          <text:p text:style-name="P3"/>
        </text:list-item>
        <text:list-item>
          <text:p text:style-name="P3">Loss = 2<text:span text:style-name="T1">1</text:span>/<text:span text:style-name="T2">2</text:span>%</text:p>
        </text:list-item>
        <text:list-item>
          <text:p text:style-name="P3"/>
        </text:list-item>
        <text:list-item>
          <text:p text:style-name="P3">12<text:span text:style-name="T1">1</text:span>/<text:span text:style-name="T2">2</text:span>% </text:p>
        </text:list-item>
        <text:list-item>
          <text:p text:style-name="P3">Gain = 15%</text:p>
        </text:list-item>
        <text:list-item>
          <text:p text:style-name="P3">6<text:span text:style-name="T1">1</text:span>/<text:span text:style-name="T2">4</text:span>% </text:p>
        </text:list-item>
        <text:list-item>
          <text:p text:style-name="P3">20% </text:p>
        </text:list-item>
        <text:list-item>
          <text:p text:style-name="P3">4<text:span text:style-name="T1">1</text:span>/<text:span text:style-name="T2">6</text:span>% </text:p>
        </text:list-item>
        <text:list-item>
          <text:p text:style-name="P3">Gain = 35% </text:p>
        </text:list-item>
        <text:list-item>
          <text:p text:style-name="P3">Loss = 16<text:span text:style-name="T1">2</text:span>/<text:span text:style-name="T2">3</text:span>%</text:p>
        </text:list-item>
        <text:list-item>
          <text:p text:style-name="P3">Loss 4 <text:span text:style-name="T1">1</text:span>/<text:span text:style-name="T2">6</text:span>%</text:p>
        </text:list-item>
        <text:list-item>
          <text:p text:style-name="P3">$2800</text:p>
        </text:list-item>
        <text:list-item>
          <text:p text:style-name="P3">Profit 10%</text:p>
          <text:p text:style-name="P3"/>
        </text:list-item>
        <text:list-item>
          <text:p text:style-name="P3">$1000</text:p>
        </text:list-item>
        <text:list-item>
          <text:p text:style-name="P3">$420</text:p>
        </text:list-item>
        <text:list-item>
          <text:p text:style-name="P3">gain 5% </text:p>
        </text:list-item>
        <text:list-item>
          <text:p text:style-name="P3">$1399.20</text:p>
        </text:list-item>
        <text:list-item>
          <text:p text:style-name="P3">$ 14060 </text:p>
        </text:list-item>
        <text:list-item>
          <text:p text:style-name="P3">24%</text:p>
        </text:list-item>
        <text:list-item>
          <text:p text:style-name="P3">30%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1:14:04</meta:creation-date>
    <dc:date>2014-08-19T16:28:16.407000000</dc:date>
    <meta:editing-duration>PT5M7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42" meta:word-count="627" meta:character-count="2918" meta:non-whitespace-character-count="2346"/>
  </office:meta>
</office:document-meta>
</file>